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</text:p>
          </table:table-cell>
          <table:table-cell office:value-type="string" calcext:value-type="string">
            <text:p>% Connected</text:p>
          </table:table-cell>
          <table:table-cell office:value-type="string" calcext:value-type="string">
            <text:p>Avg Dif from Crow Flies</text:p>
          </table:table-cell>
        </table:table-row>
        <table:table-row table:style-name="ro1">
          <table:table-cell office:value-type="string" calcext:value-type="string">
            <text:p>Bike 1</text:p>
          </table:table-cell>
          <table:table-cell office:value-type="float" office:value="7934.8" calcext:value-type="float">
            <text:p>7934.8</text:p>
          </table:table-cell>
          <table:table-cell office:value-type="float" office:value="89" calcext:value-type="float">
            <text:p>89</text:p>
          </table:table-cell>
          <table:table-cell office:value-type="float" office:value="20595.5" calcext:value-type="float">
            <text:p>20595.5</text:p>
          </table:table-cell>
          <table:table-cell office:value-type="float" office:value="3981" calcext:value-type="float">
            <text:p>3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irected Bik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ke 2</text:p>
          </table:table-cell>
          <table:table-cell office:value-type="float" office:value="10218.7" calcext:value-type="float">
            <text:p>10218.7</text:p>
          </table:table-cell>
          <table:table-cell office:value-type="float" office:value="89" calcext:value-type="float">
            <text:p>89</text:p>
          </table:table-cell>
          <table:table-cell office:value-type="float" office:value="26770.3" calcext:value-type="float">
            <text:p>26770.3</text:p>
          </table:table-cell>
          <table:table-cell office:value-type="float" office:value="51167" calcext:value-type="float">
            <text:p>5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irected Bik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c Transi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07:01:43.157582998</meta:creation-date>
    <dc:date>2019-08-12T09:56:17.235762264</dc:date>
    <meta:editing-duration>PT2H34M13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